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ato Heavy" svg:font-family="'Lato Heavy'"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3af1" officeooo:paragraph-rsid="00103af1"/>
    </style:style>
    <style:style style:name="P2" style:family="paragraph" style:parent-style-name="Text_20_body">
      <style:text-properties style:font-name="Lato Medium" officeooo:rsid="000e8664" officeooo:paragraph-rsid="000e8664"/>
    </style:style>
    <style:style style:name="P3" style:family="paragraph" style:parent-style-name="Text_20_body">
      <style:text-properties officeooo:rsid="001a9764" officeooo:paragraph-rsid="001a9764"/>
    </style:style>
    <style:style style:name="P4" style:family="paragraph" style:parent-style-name="Text_20_body">
      <style:text-properties officeooo:rsid="001aee95" officeooo:paragraph-rsid="001aee95"/>
    </style:style>
    <style:style style:name="P5" style:family="paragraph" style:parent-style-name="Text_20_body">
      <style:text-properties officeooo:rsid="0044163f" officeooo:paragraph-rsid="0044163f"/>
    </style:style>
    <style:style style:name="P6" style:family="paragraph" style:parent-style-name="Text_20_body">
      <style:text-properties officeooo:rsid="00180efd" officeooo:paragraph-rsid="0017aefe"/>
    </style:style>
    <style:style style:name="P7" style:family="paragraph" style:parent-style-name="Text_20_body">
      <style:text-properties fo:font-style="normal" officeooo:rsid="004077ca" style:font-style-asian="normal" style:font-style-complex="normal"/>
    </style:style>
    <style:style style:name="P8" style:family="paragraph" style:parent-style-name="Heading_20_1">
      <style:text-properties officeooo:rsid="0050516f" officeooo:paragraph-rsid="0050516f"/>
    </style:style>
    <style:style style:name="P9" style:family="paragraph" style:parent-style-name="Heading_20_1">
      <style:text-properties officeooo:rsid="00428fe8" officeooo:paragraph-rsid="00428fe8"/>
    </style:style>
    <style:style style:name="P10" style:family="paragraph" style:parent-style-name="Heading_20_3">
      <style:paragraph-properties style:writing-mode="lr-tb"/>
      <style:text-properties officeooo:rsid="003f8367" officeooo:paragraph-rsid="003f8367"/>
    </style:style>
    <style:style style:name="P11" style:family="paragraph" style:parent-style-name="Heading_20_3">
      <style:text-properties officeooo:rsid="003ee27a" officeooo:paragraph-rsid="003f8367"/>
    </style:style>
    <style:style style:name="P12" style:family="paragraph" style:parent-style-name="Text_20_body" style:list-style-name="L1">
      <style:text-properties officeooo:rsid="001cf451" officeooo:paragraph-rsid="001cf451"/>
    </style:style>
    <style:style style:name="P13" style:family="paragraph" style:parent-style-name="Text_20_body" style:list-style-name="L1">
      <style:text-properties officeooo:rsid="001ff1b6" officeooo:paragraph-rsid="001ff1b6"/>
    </style:style>
    <style:style style:name="P14" style:family="paragraph" style:parent-style-name="Text_20_body" style:list-style-name="L2">
      <style:text-properties officeooo:rsid="001ff1b6" officeooo:paragraph-rsid="001ff1b6"/>
    </style:style>
    <style:style style:name="P15" style:family="paragraph" style:parent-style-name="Text_20_body" style:list-style-name="L3">
      <style:text-properties officeooo:rsid="00233091" officeooo:paragraph-rsid="00233091"/>
    </style:style>
    <style:style style:name="P16" style:family="paragraph" style:parent-style-name="Text_20_body" style:list-style-name="L3">
      <style:text-properties officeooo:rsid="0023b330" officeooo:paragraph-rsid="0023b330"/>
    </style:style>
    <style:style style:name="P17" style:family="paragraph" style:parent-style-name="Text_20_body" style:list-style-name="L3">
      <style:text-properties officeooo:rsid="0025156a" officeooo:paragraph-rsid="0025156a"/>
    </style:style>
    <style:style style:name="P18" style:family="paragraph" style:parent-style-name="Text_20_body" style:list-style-name="L3">
      <style:text-properties officeooo:rsid="00294479" officeooo:paragraph-rsid="00294479"/>
    </style:style>
    <style:style style:name="P19" style:family="paragraph" style:parent-style-name="Text_20_body" style:list-style-name="L3">
      <style:text-properties officeooo:rsid="0029f7bb" officeooo:paragraph-rsid="0029f7bb"/>
    </style:style>
    <style:style style:name="P20" style:family="paragraph" style:parent-style-name="Text_20_body" style:list-style-name="L4">
      <style:text-properties officeooo:rsid="004783f5" officeooo:paragraph-rsid="004783f5"/>
    </style:style>
    <style:style style:name="P21" style:family="paragraph" style:parent-style-name="Text_20_body" style:list-style-name="L4">
      <style:text-properties officeooo:rsid="0047c18b" officeooo:paragraph-rsid="0047c18b"/>
    </style:style>
    <style:style style:name="P22" style:family="paragraph" style:parent-style-name="Text_20_body" style:list-style-name="L3">
      <style:text-properties officeooo:rsid="002bc0c0" officeooo:paragraph-rsid="002bc0c0"/>
    </style:style>
    <style:style style:name="P23" style:family="paragraph" style:parent-style-name="Text_20_body" style:list-style-name="L5">
      <style:text-properties officeooo:rsid="002e3093" officeooo:paragraph-rsid="002e3093"/>
    </style:style>
    <style:style style:name="P24" style:family="paragraph" style:parent-style-name="Text_20_body" style:list-style-name="L5">
      <style:text-properties officeooo:rsid="004a03c7" officeooo:paragraph-rsid="004a03c7"/>
    </style:style>
    <style:style style:name="P25" style:family="paragraph" style:parent-style-name="Text_20_body" style:list-style-name="L6">
      <style:text-properties officeooo:rsid="002ff1ad" officeooo:paragraph-rsid="002ff1ad"/>
    </style:style>
    <style:style style:name="P26" style:family="paragraph" style:parent-style-name="Text_20_body" style:list-style-name="L7">
      <style:text-properties officeooo:rsid="004c0153" officeooo:paragraph-rsid="004c0153"/>
    </style:style>
    <style:style style:name="P27" style:family="paragraph" style:parent-style-name="Text_20_body" style:list-style-name="L8">
      <style:text-properties officeooo:rsid="004505e6" officeooo:paragraph-rsid="004505e6"/>
    </style:style>
    <style:style style:name="P28" style:family="paragraph" style:parent-style-name="Text_20_body" style:list-style-name="L8">
      <style:text-properties officeooo:rsid="0052b6ee" officeooo:paragraph-rsid="0052b6ee"/>
    </style:style>
    <style:style style:name="P29" style:family="paragraph" style:parent-style-name="Text_20_body" style:list-style-name="L8">
      <style:text-properties officeooo:rsid="00550a2e" officeooo:paragraph-rsid="00550a2e"/>
    </style:style>
    <style:style style:name="P30" style:family="paragraph" style:parent-style-name="Text_20_body" style:list-style-name="L9">
      <style:text-properties officeooo:rsid="00550a2e" officeooo:paragraph-rsid="00550a2e"/>
    </style:style>
    <style:style style:name="P31" style:family="paragraph" style:parent-style-name="Text_20_body" style:list-style-name="L9">
      <style:text-properties officeooo:rsid="0055b802" officeooo:paragraph-rsid="0055b802"/>
    </style:style>
    <style:style style:name="P32" style:family="paragraph" style:parent-style-name="Text_20_body" style:list-style-name="L9">
      <style:text-properties officeooo:rsid="0055b802" officeooo:paragraph-rsid="00588644"/>
    </style:style>
    <style:style style:name="P33" style:family="paragraph" style:parent-style-name="Text_20_body" style:list-style-name="L10">
      <style:paragraph-properties style:writing-mode="lr-tb"/>
      <style:text-properties officeooo:rsid="00588644" officeooo:paragraph-rsid="00588644"/>
    </style:style>
    <style:style style:name="T1" style:family="text">
      <style:text-properties officeooo:rsid="00122c57"/>
    </style:style>
    <style:style style:name="T2" style:family="text">
      <style:text-properties officeooo:rsid="0013d8f1"/>
    </style:style>
    <style:style style:name="T3" style:family="text">
      <style:text-properties officeooo:rsid="0015ab80"/>
    </style:style>
    <style:style style:name="T4" style:family="text">
      <style:text-properties officeooo:rsid="001aee95"/>
    </style:style>
    <style:style style:name="T5" style:family="text">
      <style:text-properties officeooo:rsid="001b988f"/>
    </style:style>
    <style:style style:name="T6" style:family="text">
      <style:text-properties officeooo:rsid="001cf451"/>
    </style:style>
    <style:style style:name="T7" style:family="text">
      <style:text-properties officeooo:rsid="001e3d27"/>
    </style:style>
    <style:style style:name="T8" style:family="text">
      <style:text-properties officeooo:rsid="001f5a27"/>
    </style:style>
    <style:style style:name="T9" style:family="text">
      <style:text-properties officeooo:rsid="001ff1b6"/>
    </style:style>
    <style:style style:name="T10" style:family="text">
      <style:text-properties officeooo:rsid="00215949"/>
    </style:style>
    <style:style style:name="T11" style:family="text">
      <style:text-properties officeooo:rsid="00261f95"/>
    </style:style>
    <style:style style:name="T12" style:family="text">
      <style:text-properties officeooo:rsid="0027e8bc"/>
    </style:style>
    <style:style style:name="T13" style:family="text">
      <style:text-properties officeooo:rsid="002d5003"/>
    </style:style>
    <style:style style:name="T14" style:family="text">
      <style:text-properties officeooo:rsid="00322fe2"/>
    </style:style>
    <style:style style:name="T15" style:family="text">
      <style:text-properties fo:font-style="normal" officeooo:rsid="003cc73c" style:font-style-asian="normal" style:font-style-complex="normal"/>
    </style:style>
    <style:style style:name="T16" style:family="text">
      <style:text-properties fo:font-style="normal" officeooo:rsid="003f8367" style:font-style-asian="normal" style:font-style-complex="normal"/>
    </style:style>
    <style:style style:name="T17" style:family="text">
      <style:text-properties fo:font-style="normal" officeooo:rsid="00402a2d" style:font-style-asian="normal" style:font-style-complex="normal"/>
    </style:style>
    <style:style style:name="T18" style:family="text">
      <style:text-properties fo:font-style="normal" officeooo:rsid="004077ca" style:font-style-asian="normal" style:font-style-complex="normal"/>
    </style:style>
    <style:style style:name="T19" style:family="text">
      <style:text-properties fo:font-style="normal" officeooo:rsid="004f4fce" style:font-style-asian="normal" style:font-style-complex="normal"/>
    </style:style>
    <style:style style:name="T20" style:family="text">
      <style:text-properties fo:font-style="normal" officeooo:rsid="004fb18d" style:font-style-asian="normal" style:font-style-complex="normal"/>
    </style:style>
    <style:style style:name="T21" style:family="text">
      <style:text-properties fo:font-style="normal" officeooo:rsid="005c76e8" style:font-style-asian="normal" style:font-style-complex="normal"/>
    </style:style>
    <style:style style:name="T22" style:family="text">
      <style:text-properties fo:font-style="normal" officeooo:rsid="005d0c97" style:font-style-asian="normal" style:font-style-complex="normal"/>
    </style:style>
    <style:style style:name="T23" style:family="text">
      <style:text-properties officeooo:rsid="004505e6"/>
    </style:style>
    <style:style style:name="T24" style:family="text">
      <style:text-properties officeooo:rsid="004a03c7"/>
    </style:style>
    <style:style style:name="T25" style:family="text">
      <style:text-properties officeooo:rsid="00510a3a"/>
    </style:style>
    <style:style style:name="T26" style:family="text">
      <style:text-properties officeooo:rsid="005424ad"/>
    </style:style>
    <style:style style:name="T27" style:family="text">
      <style:text-properties officeooo:rsid="0057b8bf"/>
    </style:style>
    <style:style style:name="T28" style:family="text">
      <style:text-properties officeooo:rsid="0059becc"/>
    </style:style>
    <style:style style:name="T29" style:family="text">
      <style:text-properties officeooo:rsid="0059d7f1"/>
    </style:style>
    <style:style style:name="T30" style:family="text">
      <style:text-properties officeooo:rsid="005b9a3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dator Scorpion Manual</text:p>
      <text:p text:style-name="Subtitle">Version 1.0</text:p>
      <text:p text:style-name="P2"/>
      <text:h text:style-name="Heading_20_1" text:outline-level="1">Introduction</text:h>
      <text:p text:style-name="P1"><text:tab/>Predator Apex is the prebuilt hardware behind the Predator software. <text:span text:style-name="T1">Predator Scorpion </text:span><text:span text:style-name="T2">is the entry level Predator Apex model, and is designed to reliable detect license plates, record video like a dash-cam, and serve as a stand-alone wireless router/access point. </text:span><text:span text:style-name="T3">Predator Scorpion comes preinstalled with the Predator software, but still requires minimal setup to get up and running. This manual explains how to get started with Predator Scorpion, how to configure it, and other important information you should know.</text:span></text:p>
      <text:p text:style-name="P1"/>
      <text:h text:style-name="P8" text:outline-level="1"><text:span text:style-name="T30">Initial </text:span>Setup</text:h>
      <text:p text:style-name="P6">To get started with Predator Scorpion, follow these steps.</text:p>
      <text:h text:style-name="Heading_20_3" text:outline-level="3">Power On</text:h>
      <text:p text:style-name="P3">The first step in setting up Predator Scorpion is to turn the device on. Simply take the included plug, and connect it to a standard outlet plug. <text:span text:style-name="T7">You should see the power indicator light turn on. </text:span>The device will automatically turn on, and begin <text:span text:style-name="T6">to boot</text:span>. <text:span text:style-name="T4">After a minute or two, the device should </text:span><text:span text:style-name="T8">be finished loading</text:span><text:span text:style-name="T4">.</text:span></text:p>
      <text:h text:style-name="P10" text:outline-level="3">Initial Setup</text:h>
      <text:p text:style-name="P4">For this step, you’ll need a smartphone, laptop, tablet, or other device with a modern browser <text:span text:style-name="T5">and WiFi capability</text:span>.</text:p>
      <text:list xml:id="list3748132823" text:style-name="L1">
        <text:list-item>
          <text:p text:style-name="P12">Open your device’s <text:span text:style-name="T9">WiFi settings.</text:span></text:p>
        </text:list-item>
        <text:list-item>
          <text:p text:style-name="P13">Look for the network labeled “PredatorScorpion”.</text:p>
        </text:list-item>
      </text:list>
      <text:list xml:id="list2754112870" text:style-name="L2">
        <text:list-item>
          <text:list>
            <text:list-item>
              <text:p text:style-name="P14">If you don’t see such a network, wait a minute or two to ensure Predator Scorpion has fully loaded, then try again.</text:p>
            </text:list-item>
            <text:list-item>
              <text:p text:style-name="P14">If you still don’t see the network, it’s possible something is wrong with Predator Scorpion. <text:span text:style-name="T10">See the troubleshooting section below, or contact V0LT support.</text:span></text:p>
            </text:list-item>
          </text:list>
        </text:list-item>
      </text:list>
      <text:list xml:id="list2577819406" text:style-name="L3">
        <text:list-item>
          <text:p text:style-name="P15">Connect to the “PredatorScorpion” network, using the password “predator”</text:p>
        </text:list-item>
        <text:list-item>
          <text:p text:style-name="P16"><text:soft-page-break/>After successfully connecting, open a web browser, and navigate to ‘<text:a xlink:type="simple" xlink:href="http://10.3.141.1/" text:style-name="Internet_20_link" text:visited-style-name="Visited_20_Internet_20_Link">http://10.3.141.1</text:a>’</text:p>
        </text:list-item>
        <text:list-item>
          <text:p text:style-name="P16">A username/password prompt should appear. Log in using the username ‘admin’ and password ‘predator’.</text:p>
        </text:list-item>
        <text:list-item>
          <text:p text:style-name="P17">Predator Scorpion’s router configuration interface should appear. <text:span text:style-name="T11">Click the “Authentication” tab on the left side of the </text:span><text:span text:style-name="T12">page</text:span><text:span text:style-name="T11">.</text:span></text:p>
        </text:list-item>
        <text:list-item>
          <text:p text:style-name="P18">Change the admin password to something more secure.</text:p>
        </text:list-item>
        <text:list-item>
          <text:p text:style-name="P19">For the next steps, you’ll need to log into Predator Scorpion using SSH. At this point, it may be useful to switch to a device running Linux, BSD, or macOS. However, if you don’t have access to any devices running these operating systems, you can likely find an SSH client program for your operating system of choice.</text:p>
        </text:list-item>
      </text:list>
      <text:list xml:id="list3793564242" text:style-name="L4">
        <text:list-item>
          <text:list>
            <text:list-item>
              <text:p text:style-name="P20">If you’re on Linux or BSD, open your terminal emulator of choice.</text:p>
            </text:list-item>
            <text:list-item>
              <text:p text:style-name="P20">If you’re on macOS, open Terminal.app, located in /Applications/Utilities/</text:p>
            </text:list-item>
            <text:list-item>
              <text:p text:style-name="P21">If you’re on Windows, install a SSH client like PuTTY, and open it.</text:p>
            </text:list-item>
            <text:list-item>
              <text:p text:style-name="P21">If you’re on Android, install a terminal emulator like Termux, and open it.</text:p>
            </text:list-item>
            <text:list-item>
              <text:p text:style-name="P21">If you’re on iOS, download an SSH client like Termius, and open it.</text:p>
            </text:list-item>
          </text:list>
        </text:list-item>
      </text:list>
      <text:list xml:id="list232425505455096" text:continue-list="list2577819406" text:style-name="L3">
        <text:list-item>
          <text:p text:style-name="P22">Make sure you’re connected to the “PredatorScorpion” network, the log into Predator Scorpion using the <text:span text:style-name="T13">IP address ‘10.3.141.1’, </text:span>username ‘pi’, and the password ‘predator’.</text:p>
        </text:list-item>
      </text:list>
      <text:list xml:id="list3268210121" text:style-name="L5">
        <text:list-item>
          <text:list>
            <text:list-item>
              <text:p text:style-name="P23">If you’re on Linux, BSD, or another unix-like OS, you can do this <text:span text:style-name="T24">by entering</text:span> the following command: ‘ssh <text:a xlink:type="simple" xlink:href="mailto:pi@10.3.141.1" text:style-name="Internet_20_link" text:visited-style-name="Visited_20_Internet_20_Link">pi@10.3.141.1</text:a>’</text:p>
              <text:list>
                <text:list-item>
                  <text:p text:style-name="P24">After pressing enter, you should be asked for the password specified above.</text:p>
                </text:list-item>
              </text:list>
            </text:list-item>
          </text:list>
        </text:list-item>
      </text:list>
      <text:list xml:id="list375677926" text:style-name="L6">
        <text:list-item>
          <text:p text:style-name="P25">After logging in, change the password to something more secure, by entering the ‘passwd’ command, <text:span text:style-name="T14">then pressing enter</text:span>.</text:p>
        </text:list-item>
      </text:list>
      <text:list xml:id="list1840362008" text:style-name="L7">
        <text:list-item>
          <text:list>
            <text:list-item>
              <text:p text:style-name="P26">You’ll most likely be prompted to enter the old password. Enter ‘predator’ once again.</text:p>
            </text:list-item>
            <text:list-item>
              <text:p text:style-name="P26">You’ll then be asked to enter a new password. After entering your new password, and pressing enter, you’ll be prompted to enter the same new password again for sake of confirmation.</text:p>
            </text:list-item>
          </text:list>
        </text:list-item>
      </text:list>
      <text:h text:style-name="P11" text:outline-level="3">Run Predator</text:h>
      <text:p text:style-name="Text_20_body"><text:span text:style-name="T16">After</text:span><text:span text:style-name="T15"> </text:span><text:span text:style-name="T16">finishing the initial set up of Predator, you can </text:span><text:span text:style-name="T17">start Predator by connecting to the device using SSH, </text:span><text:span text:style-name="T19">as explained in step 9 of the ‘</text:span><text:span text:style-name="T21">Initial </text:span><text:span text:style-name="T20">Setup</text:span><text:span text:style-name="T19">’ section </text:span><text:span text:style-name="T22">above</text:span><text:span text:style-name="T19">.</text:span><text:span text:style-name="T17"> then running the command ‘runpredator’. </text:span><text:span text:style-name="T18">If you see the large “PREDATOR LPRS” header, then Predator has been successfully set up! However, you should still finish configuration to make sure everything works properly.</text:span></text:p>
      <text:p text:style-name="P7"><text:soft-page-break/></text:p>
      <text:h text:style-name="P9" text:outline-level="1">Camera Setup</text:h>
      <text:p text:style-name="P5">The camera included with Predator Scorpion uses physical adjustments for focal length, zoom, and aperture. <text:span text:style-name="T23">To ensure Predator can see plates, you should set these adjustments.</text:span></text:p>
      <text:list xml:id="list2759535904" text:style-name="L8">
        <text:list-item>
          <text:p text:style-name="P27">Align the camera how it will be installed for your use case. For example, if you intend to install Predator Scorpion in your car, place the camera on your dashboard.</text:p>
        </text:list-item>
        <text:list-item>
          <text:p text:style-name="P27">Make sure the camera is facing an object that is approximately as far away as the license plates you intend to scan. <text:s/>For example, if you intend to scan license plates of cars as you drive, point the camera towards a tree or other object about 5 car-lengths away.</text:p>
        </text:list-item>
        <text:list-item>
          <text:p text:style-name="P27">Adjust the zoom as desired. For example, if you intend to scan cars as you drive, you might zoom all the way in, while a security camera setup might be <text:span text:style-name="T25">more </text:span>zoomed out to get a wider field of view.</text:p>
        </text:list-item>
        <text:list-item>
          <text:p text:style-name="P28">Adjust the aperture all the way open. <text:span text:style-name="T26">Unless you only intend to use Predator in broad daylight, opening the aperture all the way will allow as much light as possible to reach the sensor. Closing the aperture will reduce how much light reaches the sensor and increase motion blur in captured frames, but will increase the range of the image that is in focus.</text:span></text:p>
        </text:list-item>
        <text:list-item>
          <text:p text:style-name="P29">Adjust the focus of the lens. This step can be tricky, since it requires you to be able to see the camera’s output in real time. There’s several ways you can do this.</text:p>
        </text:list-item>
      </text:list>
      <text:list xml:id="list3660016564" text:style-name="L9">
        <text:list-item>
          <text:list>
            <text:list-item>
              <text:p text:style-name="P30">Option A: Unplug the camera from the USB port on Predator Scorpion, and plug it into a laptop or other device. Open a utility like VLC in order to view a live video stream from the camera. Adjust the focus until the image appears sharp and clear.</text:p>
            </text:list-item>
            <text:list-item>
              <text:p text:style-name="P31">Option B: With the camera connected to Predator Scorpion, connect an external display and keyboard to the available ports. Enter the ‘cameratest’ command. This command will take an image in 1080P resolution, then display it on screen. Press Q to close the preview, make minor adjustments the focus, then re-run the ‘cameratest’ command. Repeat this process until the image is clear.</text:p>
            </text:list-item>
            <text:list-item>
              <text:p text:style-name="P32">Option C: This is by far the most tedious option. <text:span text:style-name="T27">If you don’t have an external monitor for Scorpion, running the ‘cameratest’ command over SSH will almost certainly fail, but should still save the image captured to /home/pi/cameratest.jpg. By transferring this file via SCP, FTP, or some other method, you can view the image and adjust focus accordingly.</text:span></text:p>
            </text:list-item>
          </text:list>
        </text:list-item>
      </text:list>
      <text:list xml:id="list1080983262" text:style-name="L10">
        <text:list-item>
          <text:p text:style-name="P33"><text:soft-page-break/>After successfully tuning the camera, you may want to mark the lens with a marker or piece of tape in case <text:span text:style-name="T28">of the event of</text:span> the camera get<text:span text:style-name="T28">ting </text:span>bumped and the adjustments fall<text:span text:style-name="T29">ing</text:span> out of alignm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ato Heavy" svg:font-family="'Lato Heavy'"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 Medium" fo:font-family="'Lato Medium'" style:font-pitch="variable" officeooo:rsid="00103af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Lato Medium" fo:font-family="'Lato Medium'" style:font-pitch="variable" fo:font-size="28pt" fo:font-weight="bold" officeooo:rsid="000c8dcb"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 Medium" fo:font-family="'Lato Medium'" style:font-pitch="variable" fo:font-size="18pt" officeooo:rsid="000e8664"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 Heavy" fo:font-family="'Lato Heavy'" style:font-pitch="variable" fo:font-size="22pt" fo:font-weight="bold" officeooo:rsid="0017aefe"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o Medium" fo:font-family="'Lato Medium'" style:font-pitch="variable" fo:font-size="115%" fo:font-weight="bold" officeooo:rsid="0019729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7T17:50:06.155761305</meta:creation-date>
    <dc:date>2021-12-27T18:54:42.068184253</dc:date>
    <meta:editing-duration>PT1H4M3S</meta:editing-duration>
    <meta:editing-cycles>73</meta:editing-cycles>
    <meta:generator>LibreOffice/7.2.5.2$Linux_X86_64 LibreOffice_project/20$Build-2</meta:generator>
    <meta:document-statistic meta:table-count="0" meta:image-count="0" meta:object-count="0" meta:page-count="4" meta:paragraph-count="44" meta:word-count="1069" meta:character-count="6249" meta:non-whitespace-character-count="5252"/>
  </office:meta>
</office:document-meta>
</file>